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fo:clip="rect(0in 0in 0in 0in)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Picture 2" svg:x="0.00258in" svg:y="0in" svg:width="7.5in" svg:height="10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re-et-contenu" presentation:presentation-page-layout-name="Master1-PPL2" draw:id="Slide-257">
        <draw:frame draw:id="id64" draw:style-name="a383" draw:name="Picture 2" svg:x="-0in" svg:y="0.01457in" svg:width="7.58263in" svg:height="10.10411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3.10648in" svg:width="6.375in" svg:height="2.14352in"/>
      <presentation:placeholder presentation:object="subtitle" svg:x="1.125in" svg:y="5.66667in" svg:width="5.25in" svg:height="2.55556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2" style:display-name="Titre et contenu">
      <presentation:placeholder presentation:object="title" svg:x="0.375in" svg:y="0.40046in" svg:width="6.75in" svg:height="1.66667in"/>
      <presentation:placeholder presentation:object="object" svg:x="0.375in" svg:y="2.33333in" svg:width="6.75in" svg:height="6.59954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3" style:display-name="Titre de section">
      <presentation:placeholder presentation:object="title" svg:x="0.59245in" svg:y="6.42593in" svg:width="6.375in" svg:height="1.98611in"/>
      <presentation:placeholder presentation:object="outline" svg:x="0.59245in" svg:y="4.23843in" svg:width="6.375in" svg:height="2.1875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4" style:display-name="Deux contenus">
      <presentation:placeholder presentation:object="title" svg:x="0.375in" svg:y="0.40046in" svg:width="6.75in" svg:height="1.66667in"/>
      <presentation:placeholder presentation:object="object" svg:x="0.28125in" svg:y="3.11111in" svg:width="2.46875in" svg:height="8.79861in"/>
      <presentation:placeholder presentation:object="object" svg:x="2.875in" svg:y="3.11111in" svg:width="2.46875in" svg:height="8.79861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5" style:display-name="Comparaison">
      <presentation:placeholder presentation:object="title" svg:x="0.375in" svg:y="0.40046in" svg:width="6.75in" svg:height="1.66667in"/>
      <presentation:placeholder presentation:object="outline" svg:x="0.375in" svg:y="2.23843in" svg:width="3.3138in" svg:height="0.93287in"/>
      <presentation:placeholder presentation:object="object" svg:x="0.375in" svg:y="3.1713in" svg:width="3.3138in" svg:height="5.76157in"/>
      <presentation:placeholder presentation:object="outline" svg:x="3.8099in" svg:y="2.23843in" svg:width="3.3151in" svg:height="0.93287in"/>
      <presentation:placeholder presentation:object="object" svg:x="3.8099in" svg:y="3.1713in" svg:width="3.3151in" svg:height="5.76157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6" style:display-name="Titre seul">
      <presentation:placeholder presentation:object="title" svg:x="0.375in" svg:y="0.40046in" svg:width="6.75in" svg:height="1.66667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7" style:display-name="Vide"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8" style:display-name="Contenu avec légende">
      <presentation:placeholder presentation:object="title" svg:x="0.375in" svg:y="0.39815in" svg:width="2.46745in" svg:height="1.69444in"/>
      <presentation:placeholder presentation:object="object" svg:x="2.93229in" svg:y="0.39815in" svg:width="4.19271in" svg:height="8.53472in"/>
      <presentation:placeholder presentation:object="outline" svg:x="0.375in" svg:y="2.09259in" svg:width="2.46745in" svg:height="6.84028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9" style:display-name="Image avec légende">
      <presentation:placeholder presentation:object="title" svg:x="1.47005in" svg:y="7in" svg:width="4.5in" svg:height="0.82639in"/>
      <presentation:placeholder presentation:object="graphic" svg:x="1.47005in" svg:y="0.89352in" svg:width="4.5in" svg:height="6in"/>
      <presentation:placeholder presentation:object="outline" svg:x="1.47005in" svg:y="7.82639in" svg:width="4.5in" svg:height="1.17361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10" style:display-name="Titre et texte vertical">
      <presentation:placeholder presentation:object="title" svg:x="0.375in" svg:y="0.40046in" svg:width="6.75in" svg:height="1.66667in"/>
      <presentation:placeholder presentation:object="outline" svg:x="0.375in" svg:y="2.33333in" svg:width="6.75in" svg:height="6.59954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presentation-page-layout style:name="Master1-PPL11" style:display-name="Titre vertical et texte">
      <presentation:placeholder presentation:object="title" svg:x="4.07812in" svg:y="0.53472in" svg:width="1.26563in" svg:height="11.375in"/>
      <presentation:placeholder presentation:object="outline" svg:x="0.28125in" svg:y="0.53472in" svg:width="3.67188in" svg:height="11.375in"/>
      <presentation:placeholder presentation:object="date-time" svg:x="0.375in" svg:y="9.26852in" svg:width="1.75in" svg:height="0.53241in"/>
      <presentation:placeholder presentation:object="footer" svg:x="2.5625in" svg:y="9.26852in" svg:width="2.375in" svg:height="0.53241in"/>
      <presentation:placeholder presentation:object="page-number" svg:x="5.375in" svg:y="9.26852in" svg:width="1.75in" svg:height="0.5324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375in" svg:y="0.40046in" svg:width="6.75in" svg:height="1.6666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375in" svg:y="2.33333in" svg:width="6.75in" svg:height="6.5995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375in" svg:y="9.26852in" svg:width="1.75in" svg:height="0.5324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2.5625in" svg:y="9.26852in" svg:width="2.375in" svg:height="0.5324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5.375in" svg:y="9.26852in" svg:width="1.75in" svg:height="0.5324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5625in" svg:y="3.10648in" svg:width="6.375in" svg:height="2.1435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125in" svg:y="5.66667in" svg:width="5.25in" svg:height="2.5555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375in" svg:y="9.26852in" svg:width="1.75in" svg:height="0.5324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2.5625in" svg:y="9.26852in" svg:width="2.375in" svg:height="0.5324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5.375in" svg:y="9.26852in" svg:width="1.75in" svg:height="0.5324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375in" svg:y="0.40046in" svg:width="6.75in" svg:height="1.66667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375in" svg:y="2.33333in" svg:width="6.75in" svg:height="6.5995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375in" svg:y="9.26852in" svg:width="1.75in" svg:height="0.5324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2.5625in" svg:y="9.26852in" svg:width="2.375in" svg:height="0.5324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5.375in" svg:y="9.26852in" svg:width="1.75in" svg:height="0.5324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59245in" svg:y="6.42593in" svg:width="6.375in" svg:height="1.98611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59245in" svg:y="4.23843in" svg:width="6.375in" svg:height="2.1875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375in" svg:y="9.26852in" svg:width="1.75in" svg:height="0.5324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2.5625in" svg:y="9.26852in" svg:width="2.375in" svg:height="0.5324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5.375in" svg:y="9.26852in" svg:width="1.75in" svg:height="0.5324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375in" svg:y="0.40046in" svg:width="6.75in" svg:height="1.66667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28125in" svg:y="3.11111in" svg:width="2.46875in" svg:height="8.7986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2.875in" svg:y="3.11111in" svg:width="2.46875in" svg:height="8.7986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375in" svg:y="9.26852in" svg:width="1.75in" svg:height="0.5324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2.5625in" svg:y="9.26852in" svg:width="2.375in" svg:height="0.5324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5.375in" svg:y="9.26852in" svg:width="1.75in" svg:height="0.5324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375in" svg:y="0.40046in" svg:width="6.75in" svg:height="1.6666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375in" svg:y="2.23843in" svg:width="3.3138in" svg:height="0.93287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375in" svg:y="3.1713in" svg:width="3.3138in" svg:height="5.76157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3.8099in" svg:y="2.23843in" svg:width="3.3151in" svg:height="0.9328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3.8099in" svg:y="3.1713in" svg:width="3.3151in" svg:height="5.76157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375in" svg:y="9.26852in" svg:width="1.75in" svg:height="0.5324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2.5625in" svg:y="9.26852in" svg:width="2.375in" svg:height="0.5324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5.375in" svg:y="9.26852in" svg:width="1.75in" svg:height="0.5324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375in" svg:y="0.40046in" svg:width="6.75in" svg:height="1.66667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375in" svg:y="9.26852in" svg:width="1.75in" svg:height="0.5324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2.5625in" svg:y="9.26852in" svg:width="2.375in" svg:height="0.5324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5.375in" svg:y="9.26852in" svg:width="1.75in" svg:height="0.5324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375in" svg:y="9.26852in" svg:width="1.75in" svg:height="0.5324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2.5625in" svg:y="9.26852in" svg:width="2.375in" svg:height="0.5324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5.375in" svg:y="9.26852in" svg:width="1.75in" svg:height="0.5324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375in" svg:y="0.39815in" svg:width="2.46745in" svg:height="1.69444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2.93229in" svg:y="0.39815in" svg:width="4.19271in" svg:height="8.53472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375in" svg:y="2.09259in" svg:width="2.46745in" svg:height="6.8402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375in" svg:y="9.26852in" svg:width="1.75in" svg:height="0.5324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2.5625in" svg:y="9.26852in" svg:width="2.375in" svg:height="0.5324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5.375in" svg:y="9.26852in" svg:width="1.75in" svg:height="0.5324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47005in" svg:y="7in" svg:width="4.5in" svg:height="0.8263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47005in" svg:y="0.89352in" svg:width="4.5in" svg:height="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47005in" svg:y="7.82639in" svg:width="4.5in" svg:height="1.1736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375in" svg:y="9.26852in" svg:width="1.75in" svg:height="0.5324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2.5625in" svg:y="9.26852in" svg:width="2.375in" svg:height="0.5324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5.375in" svg:y="9.26852in" svg:width="1.75in" svg:height="0.5324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375in" svg:y="0.40046in" svg:width="6.75in" svg:height="1.66667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375in" svg:y="2.33333in" svg:width="6.75in" svg:height="6.59954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375in" svg:y="9.26852in" svg:width="1.75in" svg:height="0.5324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2.5625in" svg:y="9.26852in" svg:width="2.375in" svg:height="0.5324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5.375in" svg:y="9.26852in" svg:width="1.75in" svg:height="0.5324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4.07812in" svg:y="0.53472in" svg:width="1.26563in" svg:height="11.375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28125in" svg:y="0.53472in" svg:width="3.67188in" svg:height="11.375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375in" svg:y="9.26852in" svg:width="1.75in" svg:height="0.5324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2.5625in" svg:y="9.26852in" svg:width="2.375in" svg:height="0.5324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5.375in" svg:y="9.26852in" svg:width="1.75in" svg:height="0.5324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Baptiste BIDEAUX</meta:initial-creator>
    <dc:creator>Baptiste BIDEAUX</dc:creator>
    <meta:creation-date>2015-01-20T13:34:02Z</meta:creation-date>
    <dc:date>2015-01-20T13:36:46Z</dc:date>
    <meta:editing-cycles>1</meta:editing-cycles>
    <meta:editing-duration>PT122S</meta:editing-duration>
    <meta:document-statistic meta:paragraph-count="0" meta:word-count="0"/>
  </office:meta>
</office:document-meta>
</file>